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43cm"/>
        </style:tab-stops>
      </style:paragraph-properties>
      <style:text-properties officeooo:rsid="000281c5" officeooo:paragraph-rsid="000281c5"/>
    </style:style>
    <style:style style:name="P2" style:family="paragraph" style:parent-style-name="Standard">
      <style:paragraph-properties>
        <style:tab-stops>
          <style:tab-stop style:position="2.143cm"/>
        </style:tab-stops>
      </style:paragraph-properties>
      <style:text-properties officeooo:rsid="000281c5" officeooo:paragraph-rsid="00065052"/>
    </style:style>
    <style:style style:name="P3" style:family="paragraph" style:parent-style-name="Standard">
      <style:paragraph-properties>
        <style:tab-stops>
          <style:tab-stop style:position="2.143cm"/>
        </style:tab-stops>
      </style:paragraph-properties>
      <style:text-properties officeooo:rsid="0004210b" officeooo:paragraph-rsid="0004210b"/>
    </style:style>
    <style:style style:name="P4" style:family="paragraph" style:parent-style-name="Standard">
      <style:paragraph-properties>
        <style:tab-stops>
          <style:tab-stop style:position="2.143cm"/>
        </style:tab-stops>
      </style:paragraph-properties>
      <style:text-properties officeooo:rsid="0004210b" officeooo:paragraph-rsid="00065052"/>
    </style:style>
    <style:style style:name="P5" style:family="paragraph" style:parent-style-name="Standard">
      <style:paragraph-properties>
        <style:tab-stops>
          <style:tab-stop style:position="2.143cm"/>
        </style:tab-stops>
      </style:paragraph-properties>
      <style:text-properties officeooo:rsid="0004210b" officeooo:paragraph-rsid="0007f2e9"/>
    </style:style>
    <style:style style:name="P6" style:family="paragraph" style:parent-style-name="Standard">
      <style:paragraph-properties>
        <style:tab-stops>
          <style:tab-stop style:position="2.143cm"/>
        </style:tab-stops>
      </style:paragraph-properties>
      <style:text-properties officeooo:rsid="00055713" officeooo:paragraph-rsid="00065052"/>
    </style:style>
    <style:style style:name="P7" style:family="paragraph" style:parent-style-name="Standard">
      <style:paragraph-properties>
        <style:tab-stops>
          <style:tab-stop style:position="2.143cm"/>
        </style:tab-stops>
      </style:paragraph-properties>
      <style:text-properties officeooo:rsid="00065052" officeooo:paragraph-rsid="00065052"/>
    </style:style>
    <style:style style:name="P8" style:family="paragraph" style:parent-style-name="Standard">
      <style:paragraph-properties>
        <style:tab-stops>
          <style:tab-stop style:position="2.143cm"/>
        </style:tab-stops>
      </style:paragraph-properties>
      <style:text-properties officeooo:rsid="00065052" officeooo:paragraph-rsid="0007f2e9"/>
    </style:style>
    <style:style style:name="P9" style:family="paragraph" style:parent-style-name="Standard">
      <style:paragraph-properties fo:text-align="end" style:justify-single-word="false">
        <style:tab-stops>
          <style:tab-stop style:position="2.143cm"/>
        </style:tab-stops>
      </style:paragraph-properties>
      <style:text-properties officeooo:rsid="00065052" officeooo:paragraph-rsid="00065052"/>
    </style:style>
    <style:style style:name="T1" style:family="text">
      <style:text-properties officeooo:rsid="0004210b"/>
    </style:style>
    <style:style style:name="T2" style:family="text">
      <style:text-properties officeooo:rsid="00065052"/>
    </style:style>
    <style:style style:name="T3" style:family="text">
      <style:text-properties officeooo:rsid="0007f2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ido Rey de la Cabina:</text:p>
      <text:p text:style-name="P7">&lt;br&gt;</text:p>
      <text:p text:style-name="P2"><text:span text:style-name="T2">&lt;br&gt;</text:span>¿<text:span text:style-name="T1">En dónde has fracasado, querido amigo?</text:span></text:p>
      <text:p text:style-name="P4"><text:span text:style-name="T2">&lt;br&gt;</text:span>¿En qué? ¿Por qué todo este luto de desencanto?</text:p>
      <text:p text:style-name="P4"><text:span text:style-name="T2">&lt;br&gt;</text:span>¿Qué sueños estás velando, querido amigo?</text:p>
      <text:p text:style-name="P4"><text:span text:style-name="T2">&lt;br&gt;</text:span>Te preguntabas cómo empezar de nuevo</text:p>
      <text:p text:style-name="P4"><text:span text:style-name="T2">&lt;br&gt;</text:span>cuando no se pudo empezar ni la primera vez.</text:p>
      <text:p text:style-name="P4"><text:span text:style-name="T2">&lt;br&gt;</text:span>No lo sé, pequeño Topo de las <text:s/>Alturas.</text:p>
      <text:p text:style-name="P4"><text:span text:style-name="T2">&lt;br&gt;</text:span>Me pides que te entierre al lado de mi avecita,</text:p>
      <text:p text:style-name="P4"><text:span text:style-name="T2">&lt;br&gt;</text:span>pero has de saber que eso queda en el centro</text:p>
      <text:p text:style-name="P5"><text:span text:style-name="T3">&lt;div class=”adelante”&gt;</text:span>de mi corazón.<text:span text:style-name="T2">&lt;/div&gt;</text:span></text:p>
      <text:p text:style-name="P3">Dices que vendrás oliendo a grasa y aceite,</text:p>
      <text:p text:style-name="P4"><text:span text:style-name="T2">&lt;br&gt;</text:span>con las manos lastimadas</text:p>
      <text:p text:style-name="P4"><text:span text:style-name="T2">&lt;br&gt;</text:span>(¿es verdad que desayunas en tu grúa?</text:p>
      <text:p text:style-name="P4"><text:span text:style-name="T2">&lt;br&gt;</text:span>¿Y crees que te acostumbrarás a hacerlo a ras del suelo?).</text:p>
      <text:p text:style-name="P4"><text:span text:style-name="T2">&lt;br&gt;</text:span>Para que todo sea más fácil,</text:p>
      <text:p text:style-name="P4"><text:span text:style-name="T2">&lt;br&gt;</text:span>voy a darte coordenadas:</text:p>
      <text:p text:style-name="P4"><text:span text:style-name="T2">&lt;br&gt;</text:span>Escalones. Puerta hueca de madera.</text:p>
      <text:p text:style-name="P4"><text:span text:style-name="T2">&lt;br&gt;</text:span>De la puerta a la cocina, seis pasos.</text:p>
      <text:p text:style-name="P4"><text:span text:style-name="T2">&lt;br&gt;</text:span>De la cocina a un sillón (apto para quienes </text:p>
      <text:p text:style-name="P4"><text:span text:style-name="T2">&lt;br&gt;</text:span>llegan oliendo a aceite y con las manos engrasadas)</text:p>
      <text:p text:style-name="P4"><text:span text:style-name="T2">&lt;br&gt;</text:span>diez pasos.</text:p>
      <text:p text:style-name="P4"><text:span text:style-name="T2">&lt;br&gt;</text:span>Antes de morir mi abuelo (Beppo) no se lamentó de su </text:p>
      <text:p text:style-name="P4"><text:span text:style-name="T2">&lt;br&gt;</text:span>cuerpo,</text:p>
      <text:p text:style-name="P4"><text:span text:style-name="T2">&lt;br&gt;</text:span>sino de sus pasos, dijo:</text:p>
      <text:p text:style-name="P4"><text:span text:style-name="T2">&lt;br&gt;</text:span>“Ay, de mis pasos, se terminaron mis pasos”.</text:p>
      <text:p text:style-name="P4"><text:span text:style-name="T2">&lt;br&gt;</text:span>Yo hubiera querido que se calzara paso míos</text:p>
      <text:p text:style-name="P5"><text:span text:style-name="T3">&lt;div class=”adelante”&gt;</text:span>para despedirse de su jardín<text:span text:style-name="T2">&lt;/div&gt;</text:span></text:p>
      <text:p text:style-name="P3">o alimentar a sus gallinas (que lo sobrevivieron).</text:p>
      <text:p text:style-name="P4"><text:span text:style-name="T2">&lt;br&gt;</text:span>¿Por qué no habrá unos pasos de más?</text:p>
      <text:p text:style-name="P4"><text:span text:style-name="T2">&lt;br&gt;</text:span>Sabríamos agradecerlos.</text:p>
      <text:p text:style-name="P4"><text:span text:style-name="T2">&lt;br&gt;</text:span>Me preguntó que iba a comer, él, por favor,</text:p>
      <text:p text:style-name="P4"><text:span text:style-name="T2">&lt;br&gt;</text:span>para quien se habían terminado los bocados.</text:p>
      <text:p text:style-name="P6"><text:span text:style-name="T2">&lt;br&gt;</text:span>No hubiera pedido muchos, en todo caso, los suficientes</text:p>
      <text:p text:style-name="P6"><text:span text:style-name="T2">&lt;br&gt;</text:span>para que me acompañara a ver el jardín de casa.</text:p>
      <text:p text:style-name="P6"><text:span text:style-name="T2">&lt;br&gt;</text:span>Esa tarde, precisamente, había hecho uno trabajos</text:p>
      <text:p text:style-name="P6"><text:span text:style-name="T2">&lt;br&gt;</text:span>tan efímeros</text:p>
      <text:p text:style-name="P6"><text:span text:style-name="T2">&lt;br&gt;</text:span>y necesario. </text:p>
      <text:p text:style-name="P6"><text:span text:style-name="T2">&lt;br&gt;</text:span>Apenas removí la tierra</text:p>
      <text:p text:style-name="P6"><text:span text:style-name="T2">&lt;br&gt;</text:span>pero ni todo el paraíso de golpe hubiera sido mejor regalo</text:p>
      <text:p text:style-name="P6"><text:span text:style-name="T2">&lt;br&gt;</text:span>que esa pequeña parcela de tierra removida.</text:p>
      <text:p text:style-name="P6"><text:span text:style-name="T2">&lt;br&gt;</text:span>Te juro, querido <text:span text:style-name="T2">Rey, que no soy yo quien te escribe,</text:span></text:p>
      <text:p text:style-name="P7">&lt;br&gt;que es la línea azul que me cuenta sola</text:p>
      <text:p text:style-name="P8"><text:span text:style-name="T3">&lt;div class=”adelante”&gt;</text:span>con su serpiente azul y parlanchina.&lt;/div&gt;</text:p>
      <text:p text:style-name="P7">Podríamos haber prescindido del final de una telenovela,</text:p>
      <text:p text:style-name="P7">&lt;br&gt;de leer el diario como lo hacía todas las tardes,</text:p>
      <text:p text:style-name="P7">&lt;br&gt;de todo lo innumerable,</text:p>
      <text:p text:style-name="P7">&lt;br&gt;pero de los pasos, no.</text:p>
      <text:p text:style-name="P7">&lt;br&gt;y hubiera sido un hermoso regalo</text:p>
      <text:p text:style-name="P7">&lt;br&gt;(sería, lo sería siempre y para todos)</text:p>
      <text:p text:style-name="P7">&lt;br&gt;que el último aliento fuera </text:p>
      <text:p text:style-name="P7">&lt;br&gt;el suficiente como para hacer una tarea completa</text:p>
      <text:p text:style-name="P7"><text:soft-page-break/>&lt;br&gt;entre todas kas infinitas que pudieran escogerse,</text:p>
      <text:p text:style-name="P7">&lt;br&gt;que sepa el corazón,</text:p>
      <text:p text:style-name="P7">&lt;br&gt;y se le otorgue ese aliento para recibir a las visitas,</text:p>
      <text:p text:style-name="P7">&lt;br&gt;atenderlas y despedirlas sin apuro.</text:p>
      <text:p text:style-name="P7">&lt;br&gt;Saludarse hasta el otro día</text:p>
      <text:p text:style-name="P7">&lt;br&gt;o, saliendo, hasta nunca.</text:p>
      <text:p text:style-name="P7">&lt;br&gt;Peri que haya tiempo, querido Rey,</text:p>
      <text:p text:style-name="P7">&lt;br&gt;que haya tiempo y no arrebato absurdo,</text:p>
      <text:p text:style-name="P7">&lt;br&gt;mezquino, cruel.</text:p>
      <text:p text:style-name="P7">&lt;br&gt;Negando lo que toda la vida será</text:p>
      <text:p text:style-name="P7">&lt;br&gt;no más que un caramelo,</text:p>
      <text:p text:style-name="P7">&lt;br&gt;cuando tienes los bolsillos llenos de largos túneles,</text:p>
      <text:p text:style-name="P7"><text:span text:style-name="T3">&lt;div class=”adelante”&gt;</text:span>llenos de caramelos.&lt;/div&gt;</text:p>
      <text:p text:style-name="P7">No mezclo las cosas, </text:p>
      <text:p text:style-name="P7">&lt;br&gt;déjame que te regale unos pasos.</text:p>
      <text:p text:style-name="P7">&lt;br&gt;No seamos como a vida,</text:p>
      <text:p text:style-name="P7">&lt;br&gt;demos más,</text:p>
      <text:p text:style-name="P7">&lt;br&gt;más.</text:p>
      <text:p text:style-name="P7">&lt;br&gt;Ven a meter tu mano en mis zapatos</text:p>
      <text:p text:style-name="P7">&lt;br&gt;y llévate los pasos que quieras.</text:p>
      <text:p text:style-name="P7">&lt;br&gt;O lo que quieras.</text:p>
      <text:p text:style-name="P7">&lt;br&gt;Ven a robar.</text:p>
      <text:p text:style-name="P7">&lt;br&gt;Vamos a ponerle pasos a tu fracaso.</text:p>
      <text:p text:style-name="P7">&lt;br&gt;Un paso izquierdo y uno derecho,</text:p>
      <text:p text:style-name="P7">&lt;br&gt;vamos a levantarle la cara y a peinarlo.</text:p>
      <text:p text:style-name="P7">&lt;br&gt;Por grande que sea tu derrota,</text:p>
      <text:p text:style-name="P7">&lt;br&gt;no haber llegado a tiempo,</text:p>
      <text:p text:style-name="P7">&lt;br&gt;ven a que te dé mis pasos, amor mío,</text:p>
      <text:p text:style-name="P7">&lt;br&gt;ven a llegar a tiempo.</text:p>
      <text:p text:style-name="P7">&lt;br&gt;</text:p>
      <text:p text:style-name="P7">&lt;br&gt;No te preocupes, sé dar campanada al revés.</text:p>
      <text:p text:style-name="P9">&lt;div class=”firma”&gt;Paloma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2:39:40.891333930</meta:creation-date>
    <meta:generator>LibreOffice/5.1.6.2$Linux_X86_64 LibreOffice_project/10m0$Build-2</meta:generator>
    <dc:date>2017-10-17T20:40:24.356972478</dc:date>
    <meta:editing-duration>PT2M31S</meta:editing-duration>
    <meta:editing-cycles>1</meta:editing-cycles>
    <meta:document-statistic meta:table-count="0" meta:image-count="0" meta:object-count="0" meta:page-count="2" meta:paragraph-count="84" meta:word-count="523" meta:character-count="3199" meta:non-whitespace-character-count="2754"/>
  </office:meta>
</office:document-meta>
</file>